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Narrow" svg:font-family="'Arial Narrow'"/>
    <style:font-face style:name="Arial" svg:font-family="Arial, Helvetica, Georgia,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35.08mm" table:align="left"/>
    </style:style>
    <style:style style:name="Table1.A" style:family="table-column">
      <style:table-column-properties style:column-width="0.41mm"/>
    </style:style>
    <style:style style:name="Table1.B" style:family="table-column">
      <style:table-column-properties style:column-width="134.67mm"/>
    </style:style>
    <style:style style:name="Table1.1" style:family="table-row">
      <style:table-row-properties style:min-row-height="2.65mm"/>
    </style:style>
    <style:style style:name="Table1.A1" style:family="table-cell">
      <style:table-cell-properties style:vertical-align="middle"/>
    </style:style>
    <style:style style:name="P1" style:family="paragraph" style:parent-style-name="Text_20_body">
      <style:paragraph-properties fo:margin-left="0mm" fo:margin-right="0mm" fo:margin-top="0mm" fo:margin-bottom="0mm" loext:contextual-spacing="false" style:line-height-at-least="5.82mm" fo:text-align="start" style:justify-single-word="false" fo:widows="1" fo:text-indent="0mm" style:auto-text-indent="false" fo:padding="0mm" fo:border="none"/>
    </style:style>
    <style:style style:name="P2" style:family="paragraph" style:parent-style-name="Text_20_body">
      <style:paragraph-properties fo:margin-left="0mm" fo:margin-right="0mm" fo:margin-top="0mm" fo:margin-bottom="0mm" loext:contextual-spacing="false" style:line-height-at-least="5.82mm" fo:text-align="center" style:justify-single-word="false" fo:widows="1" fo:text-indent="0mm" style:auto-text-indent="false" fo:padding="0mm" fo:border="none"/>
    </style:style>
    <style:style style:name="P3" style:family="paragraph" style:parent-style-name="Text_20_body">
      <style:paragraph-properties fo:margin-left="0mm" fo:margin-right="0mm" fo:margin-top="0mm" fo:margin-bottom="0mm" loext:contextual-spacing="false" style:line-height-at-least="5.82mm" fo:text-align="end" style:justify-single-word="false" fo:widows="1" fo:text-indent="0mm" style:auto-text-indent="false" fo:padding="0mm" fo:border="none"/>
      <style:text-properties fo:font-variant="normal" fo:text-transform="none" fo:color="#000000" style:font-name="Arial Narrow" fo:font-size="8pt" fo:letter-spacing="normal" fo:language="id" fo:country="ID" fo:font-style="normal" fo:font-weight="normal"/>
    </style:style>
    <style:style style:name="P4" style:family="paragraph" style:parent-style-name="Text_20_body">
      <style:paragraph-properties fo:margin-left="5.31mm" fo:margin-right="0mm" fo:margin-top="0mm" fo:margin-bottom="2.12mm" loext:contextual-spacing="false" style:line-height-at-least="5.82mm" fo:widows="1" fo:text-indent="0mm" style:auto-text-indent="false" fo:padding="0mm" fo:border="none"/>
    </style:style>
    <style:style style:name="P5" style:family="paragraph" style:parent-style-name="Text_20_body">
      <style:paragraph-properties fo:margin-left="5.31mm" fo:margin-right="0mm" fo:margin-top="0mm" fo:margin-bottom="0mm" loext:contextual-spacing="false" style:line-height-at-least="5.82mm" fo:widows="1" fo:text-indent="0mm" style:auto-text-indent="false" fo:break-before="page" fo:padding="0mm" fo:border="none"/>
    </style:style>
    <style:style style:name="P6" style:family="paragraph" style:parent-style-name="Text_20_body">
      <style:paragraph-properties fo:margin-left="5.31mm" fo:margin-right="0mm" fo:margin-top="0mm" fo:margin-bottom="0mm" loext:contextual-spacing="false" style:line-height-at-least="5.82mm" fo:widows="1" fo:text-indent="0mm" style:auto-text-indent="false" fo:padding="0mm" fo:border="none"/>
      <style:text-properties fo:font-variant="normal" fo:text-transform="none" fo:color="#000000" style:font-name="Arial" fo:font-size="10pt" fo:letter-spacing="normal" fo:language="id" fo:country="ID" fo:font-style="normal" fo:font-weight="normal"/>
    </style:style>
    <style:style style:name="P7" style:family="paragraph" style:parent-style-name="Text_20_body">
      <style:paragraph-properties fo:margin-left="24.69mm" fo:margin-right="0mm" fo:margin-top="0mm" fo:margin-bottom="0mm" loext:contextual-spacing="false" style:line-height-at-least="5.82mm" fo:widows="1" fo:text-indent="0mm" style:auto-text-indent="false" fo:padding="0mm" fo:border="none"/>
      <style:text-properties fo:font-variant="normal" fo:text-transform="none" fo:color="#000000" style:font-name="Arial" fo:font-size="10pt" fo:letter-spacing="normal" fo:language="id" fo:country="ID" fo:font-style="normal" fo:font-weight="normal"/>
    </style:style>
    <style:style style:name="P8" style:family="paragraph" style:parent-style-name="Text_20_body">
      <style:paragraph-properties fo:margin-left="24.61mm" fo:margin-right="0mm" fo:margin-top="0mm" fo:margin-bottom="0mm" loext:contextual-spacing="false" style:line-height-at-least="5.82mm" fo:widows="1" fo:text-indent="0mm" style:auto-text-indent="false" fo:padding="0mm" fo:border="none"/>
      <style:text-properties fo:font-variant="normal" fo:text-transform="none" fo:color="#000000" style:font-name="Arial" fo:font-size="10pt" fo:letter-spacing="normal" fo:language="id" fo:country="ID" fo:font-style="normal" fo:font-weight="normal"/>
    </style:style>
    <style:style style:name="P9" style:family="paragraph" style:parent-style-name="Text_20_body">
      <style:paragraph-properties fo:margin-left="10.58mm" fo:margin-right="0mm" fo:margin-top="0mm" fo:margin-bottom="0mm" loext:contextual-spacing="false" style:line-height-at-least="5.82mm" fo:widows="1" fo:text-indent="0mm" style:auto-text-indent="false" fo:padding="0mm" fo:border="none"/>
      <style:text-properties fo:font-variant="normal" fo:text-transform="none" fo:color="#000000" style:font-name="Arial" fo:font-size="10pt" fo:letter-spacing="normal" fo:language="id" fo:country="ID" fo:font-style="normal" fo:font-weight="normal"/>
    </style:style>
    <style:style style:name="P10" style:family="paragraph" style:parent-style-name="Text_20_body">
      <style:paragraph-properties fo:margin-left="10.58mm" fo:margin-right="0mm" fo:margin-top="0mm" fo:margin-bottom="0mm" loext:contextual-spacing="false" style:line-height-at-least="5.82mm" fo:widows="1" fo:text-indent="0mm" style:auto-text-indent="false" fo:padding="0mm" fo:border="none"/>
    </style:style>
    <style:style style:name="P11" style:family="paragraph" style:parent-style-name="Text_20_body">
      <style:paragraph-properties fo:margin-left="10.58mm" fo:margin-right="0mm" fo:margin-top="0mm" fo:margin-bottom="2.12mm" loext:contextual-spacing="false" style:line-height-at-least="5.82mm" fo:widows="1" fo:text-indent="0mm" style:auto-text-indent="false" fo:padding="0mm" fo:border="none"/>
    </style:style>
    <style:style style:name="P12" style:family="paragraph" style:parent-style-name="Text_20_body">
      <style:paragraph-properties fo:margin-left="10.62mm" fo:margin-right="0mm" fo:margin-top="0mm" fo:margin-bottom="0mm" loext:contextual-spacing="false" style:line-height-at-least="5.82mm" fo:widows="1" fo:text-indent="0mm" style:auto-text-indent="false" fo:padding="0mm" fo:border="none"/>
      <style:text-properties fo:font-variant="normal" fo:text-transform="none" fo:color="#000000" style:font-name="Arial" fo:font-size="10.5pt" fo:letter-spacing="normal" fo:font-style="normal" fo:font-weight="normal"/>
    </style:style>
    <style:style style:name="P13" style:family="paragraph" style:parent-style-name="Text_20_body">
      <style:paragraph-properties fo:margin-left="10.62mm" fo:margin-right="0mm" fo:margin-top="0mm" fo:margin-bottom="0mm" loext:contextual-spacing="false" style:line-height-at-least="5.82mm" fo:widows="1" fo:text-indent="0mm" style:auto-text-indent="false" fo:padding="0mm" fo:border="none"/>
    </style:style>
    <style:style style:name="P14" style:family="paragraph" style:parent-style-name="Text_20_body">
      <style:paragraph-properties fo:margin-left="15.88mm" fo:margin-right="0mm" fo:margin-top="0mm" fo:margin-bottom="0mm" loext:contextual-spacing="false" style:line-height-at-least="5.82mm" fo:widows="1" fo:text-indent="0mm" style:auto-text-indent="false" fo:padding="0mm" fo:border="none"/>
    </style:style>
    <style:style style:name="P15" style:family="paragraph" style:parent-style-name="Text_20_body">
      <style:paragraph-properties fo:margin-left="15.88mm" fo:margin-right="0mm" fo:margin-top="0mm" fo:margin-bottom="2.12mm" loext:contextual-spacing="false" style:line-height-at-least="5.82mm" fo:widows="1" fo:text-indent="0mm" style:auto-text-indent="false" fo:padding="0mm" fo:border="none"/>
    </style:style>
    <style:style style:name="P16" style:family="paragraph" style:parent-style-name="Text_20_body">
      <style:paragraph-properties fo:margin-left="5.29mm" fo:margin-right="0mm" fo:margin-top="0mm" fo:margin-bottom="0mm" loext:contextual-spacing="false" style:line-height-at-least="5.82mm" fo:widows="1" fo:text-indent="0mm" style:auto-text-indent="false" fo:break-before="page" fo:padding="0mm" fo:border="none"/>
      <style:text-properties fo:font-variant="normal" fo:text-transform="none" fo:color="#000000" style:font-name="Arial" fo:font-size="10pt" fo:letter-spacing="normal" fo:language="id" fo:country="ID" fo:font-style="normal" fo:font-weight="normal"/>
    </style:style>
    <style:style style:name="P17" style:family="paragraph" style:parent-style-name="Text_20_body">
      <style:paragraph-properties fo:margin-left="5.29mm" fo:margin-right="0mm" fo:margin-top="0mm" fo:margin-bottom="2.12mm" loext:contextual-spacing="false" style:line-height-at-least="5.82mm" fo:widows="1" fo:text-indent="0mm" style:auto-text-indent="false" fo:padding="0mm" fo:border="none"/>
    </style:style>
    <style:style style:name="P18" style:family="paragraph" style:parent-style-name="Text_20_body">
      <style:paragraph-properties fo:margin-left="22.91mm" fo:margin-right="0mm" fo:margin-top="0mm" fo:margin-bottom="0mm" loext:contextual-spacing="false" style:line-height-at-least="5.82mm" fo:widows="1" fo:text-indent="0mm" style:auto-text-indent="false" fo:padding="0mm" fo:border="none"/>
    </style:style>
    <style:style style:name="P19" style:family="paragraph" style:parent-style-name="Text_20_body">
      <style:paragraph-properties fo:margin-left="22.91mm" fo:margin-right="0mm" fo:margin-top="0mm" fo:margin-bottom="0mm" loext:contextual-spacing="false" style:line-height-at-least="5.82mm" fo:widows="1" fo:text-indent="0mm" style:auto-text-indent="false" fo:padding="0mm" fo:border="none"/>
      <style:text-properties fo:font-variant="normal" fo:text-transform="none" fo:color="#000000" style:font-name="Arial" fo:font-size="10pt" fo:letter-spacing="normal" fo:language="id" fo:country="ID" fo:font-style="normal" fo:font-weight="normal"/>
    </style:style>
    <style:style style:name="P20" style:family="paragraph" style:parent-style-name="Text_20_body">
      <style:paragraph-properties fo:margin-left="22.93mm" fo:margin-right="0mm" fo:margin-top="0mm" fo:margin-bottom="0mm" loext:contextual-spacing="false" style:line-height-at-least="5.82mm" fo:widows="1" fo:text-indent="0mm" style:auto-text-indent="false" fo:padding="0mm" fo:border="none"/>
      <style:text-properties fo:font-variant="normal" fo:text-transform="none" fo:color="#000000" style:font-name="Arial" fo:font-size="10pt" fo:letter-spacing="normal" fo:language="id" fo:country="ID" fo:font-style="normal" fo:font-weight="normal"/>
    </style:style>
    <style:style style:name="P21" style:family="paragraph" style:parent-style-name="Text_20_body">
      <style:paragraph-properties fo:margin-left="22.93mm" fo:margin-right="0mm" fo:margin-top="0mm" fo:margin-bottom="0mm" loext:contextual-spacing="false" style:line-height-at-least="5.82mm" fo:widows="1" fo:text-indent="0mm" style:auto-text-indent="false" fo:padding="0mm" fo:border="none"/>
    </style:style>
    <style:style style:name="P22" style:family="paragraph" style:parent-style-name="Text_20_body">
      <style:paragraph-properties fo:margin-left="31.75mm" fo:margin-right="0mm" fo:margin-top="0mm" fo:margin-bottom="0mm" loext:contextual-spacing="false" style:line-height-at-least="5.82mm" fo:widows="1" fo:text-indent="0mm" style:auto-text-indent="false" fo:padding="0mm" fo:border="none"/>
      <style:text-properties fo:font-variant="normal" fo:text-transform="none" fo:color="#000000" style:font-name="Arial" fo:font-size="10pt" fo:letter-spacing="normal" fo:language="id" fo:country="ID" fo:font-style="normal" fo:font-weight="normal"/>
    </style:style>
    <style:style style:name="P23" style:family="paragraph" style:parent-style-name="Text_20_body">
      <style:paragraph-properties fo:margin-left="21.17mm" fo:margin-right="0mm" fo:margin-top="0mm" fo:margin-bottom="0mm" loext:contextual-spacing="false" style:line-height-at-least="5.82mm" fo:widows="1" fo:text-indent="0mm" style:auto-text-indent="false" fo:padding="0mm" fo:border="none"/>
    </style:style>
    <style:style style:name="P24" style:family="paragraph" style:parent-style-name="Text_20_body">
      <style:paragraph-properties fo:margin-left="15.91mm" fo:margin-right="1.01mm" fo:margin-top="0mm" fo:margin-bottom="2.12mm" loext:contextual-spacing="false" style:line-height-at-least="5.82mm" fo:text-align="center" style:justify-single-word="false" fo:widows="1" fo:text-indent="0mm" style:auto-text-indent="false" fo:padding="0mm" fo:border="none"/>
    </style:style>
    <style:style style:name="P25" style:family="paragraph" style:parent-style-name="Text_20_body">
      <style:paragraph-properties fo:margin-left="15.91mm" fo:margin-right="0mm" fo:margin-top="0mm" fo:margin-bottom="0mm" loext:contextual-spacing="false" style:line-height-at-least="5.82mm" fo:widows="1" fo:text-indent="0mm" style:auto-text-indent="false" fo:padding="0mm" fo:border="none"/>
    </style:style>
    <style:style style:name="P26" style:family="paragraph" style:parent-style-name="Text_20_body">
      <style:paragraph-properties fo:margin-left="15.88mm" fo:margin-right="1.02mm" fo:margin-top="0mm" fo:margin-bottom="2.12mm" loext:contextual-spacing="false" style:line-height-at-least="5.82mm" fo:widows="1" fo:text-indent="0mm" style:auto-text-indent="false" fo:padding="0mm" fo:border="none"/>
    </style:style>
    <style:style style:name="P27" style:family="paragraph" style:parent-style-name="Text_20_body">
      <style:paragraph-properties fo:margin-left="28.2mm" fo:margin-right="0mm" fo:margin-top="0mm" fo:margin-bottom="2.12mm" loext:contextual-spacing="false" style:line-height-at-least="5.82mm" fo:widows="1" fo:text-indent="0mm" style:auto-text-indent="false" fo:padding="0mm" fo:border="none"/>
      <style:text-properties fo:font-variant="normal" fo:text-transform="none" fo:color="#000000" style:font-name="Arial" fo:font-size="10pt" fo:letter-spacing="normal" fo:language="id" fo:country="ID" fo:font-style="normal" fo:font-weight="normal"/>
    </style:style>
    <style:style style:name="P28" style:family="paragraph" style:parent-style-name="Text_20_body">
      <style:paragraph-properties fo:margin-left="28.22mm" fo:margin-right="0mm" fo:margin-top="0mm" fo:margin-bottom="0mm" loext:contextual-spacing="false" style:line-height-at-least="5.82mm" fo:widows="1" fo:text-indent="0mm" style:auto-text-indent="false" fo:padding="0mm" fo:border="none"/>
      <style:text-properties fo:font-variant="normal" fo:text-transform="none" fo:color="#000000" style:font-name="Arial" fo:font-size="10pt" fo:letter-spacing="normal" fo:language="id" fo:country="ID" fo:font-style="normal" fo:font-weight="normal"/>
    </style:style>
    <style:style style:name="P29" style:family="paragraph" style:parent-style-name="Text_20_body">
      <style:paragraph-properties fo:margin-left="28.22mm" fo:margin-right="0mm" fo:margin-top="0mm" fo:margin-bottom="0mm" loext:contextual-spacing="false" style:line-height-at-least="5.82mm" fo:widows="1" fo:text-indent="0mm" style:auto-text-indent="false" fo:padding="0mm" fo:border="none"/>
      <style:text-properties fo:font-variant="normal" fo:text-transform="none" fo:color="#000000" fo:letter-spacing="normal"/>
    </style:style>
    <style:style style:name="P30" style:family="paragraph" style:parent-style-name="Text_20_body">
      <style:paragraph-properties fo:margin-top="0mm" fo:margin-bottom="0mm" loext:contextual-spacing="false"/>
    </style:style>
    <style:style style:name="P31" style:family="paragraph" style:parent-style-name="Table_20_Contents">
      <style:text-properties fo:font-size="2pt" style:font-size-asian="2pt" style:font-size-complex="2pt"/>
    </style:style>
    <style:style style:name="T1" style:family="text">
      <style:text-properties fo:color="#fc7504" style:text-line-through-style="none" style:text-line-through-type="none" style:font-name="Arial" fo:font-size="13.5pt" style:text-underline-style="none" fo:font-weight="normal" style:text-blinking="false"/>
    </style:style>
    <style:style style:name="T2" style:family="text">
      <style:text-properties fo:language="id" fo:country="ID"/>
    </style:style>
    <style:style style:name="T3" style:family="text">
      <style:text-properties fo:font-variant="normal" fo:text-transform="none" fo:color="#000000" style:font-name="Arial" fo:font-size="10.5pt" fo:letter-spacing="normal" fo:language="id" fo:country="ID" fo:font-style="normal" fo:font-weight="normal"/>
    </style:style>
    <style:style style:name="T4" style:family="text">
      <style:text-properties fo:font-variant="normal" fo:text-transform="none" fo:color="#000000" style:font-name="Arial" fo:font-size="10.5pt" fo:letter-spacing="normal" fo:language="id" fo:country="ID" fo:font-style="normal" style:text-underline-style="solid" style:text-underline-width="auto" style:text-underline-color="font-color" fo:font-weight="normal"/>
    </style:style>
    <style:style style:name="T5" style:family="text">
      <style:text-properties fo:font-variant="normal" fo:text-transform="none" fo:color="#000000" style:font-name="Arial" fo:font-size="10.5pt" fo:letter-spacing="normal" fo:font-style="normal" fo:font-weight="normal"/>
    </style:style>
    <style:style style:name="T6" style:family="text">
      <style:text-properties fo:font-variant="normal" fo:text-transform="none" fo:color="#000000" style:font-name="Arial" fo:font-size="9pt" fo:letter-spacing="normal" fo:language="id" fo:country="ID" fo:font-style="normal" fo:font-weight="normal"/>
    </style:style>
    <style:style style:name="T7" style:family="text">
      <style:text-properties fo:font-variant="normal" fo:text-transform="none" fo:color="#000000" style:font-name="Arial" fo:font-size="11pt" fo:letter-spacing="normal" fo:language="id" fo:country="ID" fo:font-style="normal" fo:font-weight="normal"/>
    </style:style>
    <style:style style:name="T8" style:family="text">
      <style:text-properties fo:font-variant="normal" fo:text-transform="none" fo:color="#000000" style:font-name="Arial" fo:font-size="10pt" fo:letter-spacing="normal" fo:language="id" fo:country="ID" fo:font-style="normal" fo:font-weight="normal"/>
    </style:style>
    <style:style style:name="T9" style:family="text">
      <style:text-properties fo:font-variant="normal" fo:text-transform="none" fo:color="#000000" style:font-name="Arial" fo:font-size="10pt" fo:letter-spacing="normal" fo:language="id" fo:country="ID" fo:font-style="normal" style:text-underline-style="solid" style:text-underline-width="auto" style:text-underline-color="font-color" fo:font-weight="normal"/>
    </style:style>
    <style:style style:name="T10" style:family="text">
      <style:text-properties fo:font-variant="normal" fo:text-transform="none" fo:color="#000000" style:font-name="Arial" fo:font-size="10pt" fo:letter-spacing="normal" fo:font-style="normal" fo:font-weight="normal"/>
    </style:style>
    <style:style style:name="T11" style:family="text">
      <style:text-properties fo:font-variant="normal" fo:text-transform="none" fo:color="#000000" style:font-name="Arial" fo:font-size="8pt" fo:letter-spacing="normal" fo:language="id" fo:country="ID" fo:font-style="normal" fo:font-weight="normal"/>
    </style:style>
    <style:style style:name="T12" style:family="text">
      <style:text-properties fo:font-variant="normal" fo:text-transform="none" fo:color="#000000" style:font-name="Arial Narrow" fo:font-size="8pt" fo:letter-spacing="normal" fo:language="id" fo:country="ID" fo:font-style="normal" fo:font-weight="normal"/>
    </style:style>
    <style:style style:name="T13" style:family="text">
      <style:text-properties fo:font-variant="normal" fo:text-transform="none" fo:color="#000000" style:font-name="Arial Narrow" fo:font-size="8pt" fo:letter-spacing="normal" fo:language="id" fo:country="ID" fo:font-style="normal" style:text-underline-style="solid" style:text-underline-width="auto" style:text-underline-color="font-color" fo:font-weight="normal"/>
    </style:style>
    <style:style style:name="T14" style:family="text">
      <style:text-properties style:text-underline-style="solid" style:text-underline-width="auto" style:text-underline-color="font-color"/>
    </style:style>
    <style:style style:name="T15" style:family="text">
      <style:text-properties style:font-name="Arial Narrow" fo:font-size="8pt" fo:language="id" fo:country="ID"/>
    </style:style>
    <style:style style:name="T16" style:family="text">
      <style:text-properties fo:font-size="10pt" fo:language="id" fo:country="ID"/>
    </style:style>
    <style:style style:name="fr1" style:family="graphic" style:parent-style-name="Frame">
      <style:graphic-properties fo:margin-left="0mm" fo:margin-right="0mm" fo:margin-top="0mm" fo:margin-bottom="0mm" style:wrap="right" style:number-wrapped-paragraphs="no-limit" style:vertical-pos="top" style:vertical-rel="paragraph-content" style:horizontal-pos="left" style:horizontal-rel="paragraph" fo:padding="0mm" fo:border="none"/>
    </style:style>
    <style:style style:name="fr2" style:family="graphic" style:parent-style-name="Graphics">
      <style:graphic-properties fo:margin-left="0mm" fo:margin-right="0mm" fo:margin-top="0mm" fo:margin-bottom="0mm" style:vertical-pos="top" style:vertical-rel="baseline" fo:padding="0mm" fo:border="0.06pt solid #cccccc"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a xlink:type="simple" xlink:href="http://justisianto.com/?p=90" text:style-name="Internet_20_link" text:visited-style-name="Visited_20_Internet_20_Link"><text:span text:style-name="T1">DOA NOVENA ROH KUDUS</text:span></text:a></text:h>
      <text:p text:style-name="P1"><text:span text:style-name="Strong_20_Emphasis"><text:span text:style-name="T3">DOA NOVENA ROH KUDUS</text:span></text:span></text:p>
      <text:p text:style-name="P2"><text:bookmark text:name="more-90"/><text:span text:style-name="Strong_20_Emphasis"><text:span text:style-name="T2"/></text:span></text:p>
      <text:p text:style-name="P3">Novena = doa 9 hari atau 9 kali.</text:p>
      <text:p text:style-name="P4"><text:span text:style-name="Strong_20_Emphasis"><text:span text:style-name="T6">1. </text:span></text:span><text:span text:style-name="Strong_20_Emphasis"><text:span text:style-name="T4">DATANGLAH, YA ROH PENCIPTA</text:span></text:span><text:span text:style-name="T5"> </text:span><text:span text:style-name="T6">(Puji Syukur, No. 565)</text:span><text:span text:style-name="T7">.</text:span></text:p>
      <text:p text:style-name="P7">Bersama : Datanglah, ya Roh Pencipta. Hati kami kunjungilah. Penuhi dengan RahmatMu. Jiwa kami <text:span text:style-name="T14">cip</text:span>taanMu.</text:p>
      <text:p text:style-name="P7">Putri : Kau digelari Penghibur, karunia Allah yang luhur. Kau hidup, api, dan kasih, dan pengura<text:span text:style-name="T14">pan</text:span> ilahi.</text:p>
      <text:p text:style-name="P7">Putra : Dikau sapta (7) karunia, dan tangan kanan ilahi. Engkau yang Bapa janjikan Kau perganda<text:span text:style-name="T14">kan</text:span> bahasa.</text:p>
      <text:p text:style-name="P7">Putri : Sinari hati umatMu, dan curahkanlah cintaMu. Semoga Dikau kuatkan yang rapuh da<text:span text:style-name="T14">lam</text:span> tubuhnya.</text:p>
      <text:p text:style-name="P7">Putra : Halaulah musuh umatMu. Berilah kami damaiMu, agar dengan tuntunanMu kami hindar<text:span text:style-name="T14">kan</text:span> yang jahat.</text:p>
      <text:p text:style-name="P7">Putri : Buatlah kami mengenal serta mengimani terus Bapa dan Putra yang tunggal dan Engkau Roh <text:span text:style-name="T14">ke</text:span>duanya.</text:p>
      <text:p text:style-name="P8">Bersama : Dipujilah Allah Bapa dan Putra yang sudah bangkit, serta Roh Kudus Penghibur, kini dan se<text:span text:style-name="T14">pan</text:span>jang masa. Amin.</text:p>
      <text:p text:style-name="P4"><text:span text:style-name="Strong_20_Emphasis"><text:span text:style-name="T6">2. </text:span></text:span><text:span text:style-name="Strong_20_Emphasis"><text:span text:style-name="T4">PEMBUKAAN</text:span></text:span><text:span text:style-name="Strong_20_Emphasis"><text:span text:style-name="T3">.</text:span></text:span></text:p>
      <text:p text:style-name="P9">P. Demi nama Bapa, dan Putera, dan Roh Kudus.</text:p>
      <text:p text:style-name="P9">U. Amin.</text:p>
      <text:p text:style-name="P9">P. Semoga Allah Bapa serta Putera-Nya, Tuhan kita Yesus Kristus, memberikan Roh Kudus kepada kita.</text:p>
      <text:p text:style-name="P9">U. Sekarang dan selama-lamanya.</text:p>
      <text:p text:style-name="P12"><text:span text:style-name="T16">P. Saudara-saudara. Setelah Tuhan Yesus naik ke surga, ibu Maria dan para rasul berkumpul di ruang makan lantai dua sebuah rumah, bersama-sama berdoa MOHON TURUNNYA ROH KUDUS</text:span><text:span text:style-name="T15">(Kisah Para Rasul 1:13)</text:span><text:span text:style-name="T16">.</text:span></text:p>
      <text:p text:style-name="P9">Marilah kita bersama ibu Maria dan para rasul berdoa dengan<text:span text:style-name="T14">intensi (ujub)</text:span> agar:</text:p>
      <text:p text:style-name="P14"><text:span text:style-name="Strong_20_Emphasis"><text:span text:style-name="T8">-1- </text:span></text:span><text:span text:style-name="T8">Kita masing-masing beserta keluarga </text:span><text:span text:style-name="Strong_20_Emphasis"><text:span text:style-name="T11">(a) </text:span></text:span><text:span text:style-name="T8">diberkati Tuhan dan </text:span><text:span text:style-name="Strong_20_Emphasis"><text:span text:style-name="T11">(b)</text:span></text:span><text:span text:style-name="T8">dicurahi Roh Kudus. Agar kuasa kegelapan diusir dari kita, keluarga dan rumah kita.</text:span></text:p>
      <text:p text:style-name="P14"><text:span text:style-name="T8">Agar </text:span><text:span text:style-name="Strong_20_Emphasis"><text:span text:style-name="T11">(c)</text:span></text:span><text:span text:style-name="Strong_20_Emphasis"><text:span text:style-name="T5"> </text:span></text:span><text:span text:style-name="T8">kita dianugerahi iman-pengharapan-kasih, kebijaksanaan-kesucian-kesetiaan, kebahagiaan dan keceriaan, baik dalam untung maupun malang.</text:span></text:p>
      <text:p text:style-name="P14"><text:span text:style-name="Strong_20_Emphasis"><text:span text:style-name="T11">(d) </text:span></text:span><text:span text:style-name="T8">Kesehatan badan-jiwa, dan dibebaskan dari bahaya jasmani-rohani.</text:span></text:p>
      <text:p text:style-name="P14"><text:span text:style-name="Strong_20_Emphasis"><text:span text:style-name="T11">(e) </text:span></text:span><text:span text:style-name="T8">Pekerjaan yang lancar dan rejeki yang cukup.</text:span></text:p>
      <text:p text:style-name="P14"><text:span text:style-name="Strong_20_Emphasis"><text:span text:style-name="T8">-2- </text:span></text:span><text:span text:style-name="T8">Agar anak-anak kita menjadi “Pria Utama” dan “Wanita Utama”.</text:span></text:p>
      <text:p text:style-name="P14"><text:span text:style-name="Strong_20_Emphasis"><text:span text:style-name="T8">-3- </text:span></text:span><text:span text:style-name="T8">Dan ………. </text:span><text:span text:style-name="T12">(Hening sejenak)</text:span><text:span text:style-name="T8">.</text:span></text:p>
      <text:p text:style-name="P4"><text:span text:style-name="Strong_20_Emphasis"><text:span text:style-name="T6">3. </text:span></text:span><text:span text:style-name="Strong_20_Emphasis"><text:span text:style-name="T4">DOA ROH KUDUS</text:span></text:span><text:span text:style-name="T5"> </text:span><text:span text:style-name="T12">(bersama-sama)</text:span></text:p>
      <text:p text:style-name="P10"><text:span text:style-name="T3">* </text:span><text:span text:style-name="T8">Datanglah Roh Kudus, penuhilah hati umat-Mu, dan nyalakanlah di dalamnya </text:span><text:span text:style-name="Strong_20_Emphasis"><text:span text:style-name="Emphasis"><text:span text:style-name="T8">API CINTAMU</text:span></text:span></text:span><text:span text:style-name="T8">. Utuslah Roh-Mu, maka semuanya akan dijadikan lagi.</text:span></text:p>
      <text:p text:style-name="P9">* Dan Engkau akan memperbaharui muka bumi.</text:p>
      <text:p text:style-name="P16">* Marilah berdoa.</text:p>
      <text:p text:style-name="P13"><text:span text:style-name="T8">* Ya Allah / Engkau yang mengajar hati umat-Mu dengan penerangan Roh Kudus. / Berilah kami, dengan pengantaraan Roh Kudus,</text:span><text:span text:style-name="Strong_20_Emphasis"><text:span text:style-name="Emphasis"><text:span text:style-name="T8">KEBIJAKSANAAN YANG SEJATI</text:span></text:span></text:span><text:span text:style-name="T8">, / serta karunia </text:span><text:span text:style-name="Strong_20_Emphasis"><text:span text:style-name="Emphasis"><text:span text:style-name="T8">SELALU MERASA GEMBIRA</text:span></text:span></text:span><text:span text:style-name="T8"> karena penghiburan-Nya. / Demi Kristus, Tuhan dan pengantara kami.. </text:span><text:span text:style-name="T10">Amin.</text:span></text:p>
      <text:p text:style-name="P4"><text:span text:style-name="Strong_20_Emphasis"><text:span text:style-name="T6">4. </text:span></text:span><text:span text:style-name="Strong_20_Emphasis"><text:span text:style-name="T4">BACAAN KITAB SUCI</text:span></text:span><text:span text:style-name="Strong_20_Emphasis"><text:span text:style-name="T3">.</text:span></text:span></text:p>
      <text:p text:style-name="P11"><text:span text:style-name="Strong_20_Emphasis"><text:span text:style-name="T6">5. </text:span></text:span><text:span text:style-name="Strong_20_Emphasis"><text:span text:style-name="T4">RENUNGAN</text:span></text:span><text:span text:style-name="T3">. </text:span><text:span text:style-name="T8">Mari kita </text:span><text:span text:style-name="T9">renungkan</text:span><text:span text:style-name="T8"> Bacaan Kitab Suci tadi. (minimal 3 menit).</text:span></text:p>
      <text:p text:style-name="P17"><text:span text:style-name="Strong_20_Emphasis"><text:span text:style-name="T6">6. </text:span></text:span><text:span text:style-name="Strong_20_Emphasis"><text:span text:style-name="T4">DOA PERMOHONAN</text:span></text:span><text:span text:style-name="T3">. </text:span><text:span text:style-name="T8">Mari kita sampaikan kepada Allah Bapa-Putera-Roh-Kudus permohonan kita tersebut di atas dan permohonan pribadi kita masing-masing.</text:span></text:p>
      <text:p text:style-name="P4"><text:span text:style-name="Strong_20_Emphasis"><text:span text:style-name="T6">7. </text:span></text:span><text:span text:style-name="Strong_20_Emphasis"><text:span text:style-name="T4">DOA-DOA LAIN</text:span></text:span><text:span text:style-name="T3">. </text:span><text:span text:style-name="T8">(Di sini dapat juga ditambahi Doa-doa lain)</text:span><text:span text:style-name="T3">.</text:span></text:p>
      <text:p text:style-name="P4"><text:span text:style-name="Strong_20_Emphasis"><text:span text:style-name="T6">8. </text:span></text:span><text:span text:style-name="Strong_20_Emphasis"><text:span text:style-name="T4">MOHON TUJUH KARUNIA ROH KUDUS</text:span></text:span><text:span text:style-name="Strong_20_Emphasis"><text:span text:style-name="T3">. </text:span></text:span><text:span text:style-name="T12">Yesaya 11:2-3.</text:span></text:p>
      <text:p text:style-name="P18"><text:span text:style-name="T8">Bersama : </text:span><text:span text:style-name="T9">Datanglah, ROH NASIHAT</text:span><text:span text:style-name="T8">. Dampingilah kami dalam hidup yang penuh gejolak ini. </text:span><text:span text:style-name="Emphasis"><text:span text:style-name="T8">Tunjukkanlah</text:span></text:span><text:span text:style-name="T8"> kepada kami: * yang baik dan benar; * Tuhan serta rahmat-Nya. Dan doronglah kami mencintai-Nya dan menjauhi dosa.</text:span></text:p>
      <text:p text:style-name="P19">Putri : <text:span text:style-name="T14">Datanglah, ROH PENGERTIAN</text:span>. Terangilah budi kami agar dapat melihat dan memilah-milah baik-buruk benar-salah. Memahami ajaran Yesus, serta melihat hasilnya yang baik kalau kami melaksanakannya.</text:p>
      <text:p text:style-name="P19">Putra : <text:span text:style-name="T14">Datanglah, ROH YANG MENGENAL ALLAH</text:span>. Ajarilah kami agar mampu “melihat” Tuhan dan rahmat-Nya di sekitar kami. “Melihat” ke-selamatan dalam tugas yang berat. “Melihat” sifat-sementara dari hal yang duniawi. Dan “melihat” yang jahat serta malapetaka yang diakibatkannya.</text:p>
      <text:p text:style-name="P20">Putri : <text:span text:style-name="T14">Datanglah, ROH TAKUT KEPADA ALLAH</text:span>. Ajarlah kami takut kepada Tuhan. Dan membenci dosa serta takut kepada akibat buruk dari padanya.</text:p>
      <text:p text:style-name="P19">Putra : <text:span text:style-name="T14">Datanglah, ROH HIKMAT KEBIJAKSANAAN</text:span>. Ajarilah kami menjadi bijaksana. Mampu menghargai, memilih, dan mencintai yang baik, terutama cita-cita surga, walaupun berat dan pahit. Agar kami lebih mencintai Tuhan dan kesucian, daripada diri kami sendiri. Dan agar kami membenci yang jahat dan dosa, serta Kau bebaskan daripadanya</text:p>
      <text:p text:style-name="P18"><text:span text:style-name="T8">Putri : </text:span><text:span text:style-name="T9">Datanglah, ROH KESALEHAN</text:span><text:span text:style-name="T8">. Dampingilah dan bimbinglah kami untuk </text:span><text:span text:style-name="Emphasis"><text:span text:style-name="T8">melaksanakan</text:span></text:span><text:span text:style-name="T8"> yang baik dan yang berkenan pada-Mu. Menjadi orang yang </text:span><text:span text:style-name="Emphasis"><text:span text:style-name="T8">tahu berterima kasih</text:span></text:span><text:span text:style-name="T8"> atas segala kebaikan Tuhan. Agar kami </text:span><text:span text:style-name="Emphasis"><text:span text:style-name="T8">taat</text:span></text:span><text:span text:style-name="T8"> dan </text:span><text:span text:style-name="Emphasis"><text:span text:style-name="T8">mengabdi</text:span></text:span><text:span text:style-name="T8">Tuhan di manapun kami berada. </text:span><text:span text:style-name="Emphasis"><text:span text:style-name="T8">Menunaikan tugas</text:span></text:span><text:span text:style-name="T8">sebagai anggota keluarga dan masyarakat. Menjadi teladan-kesalehan bagi lingkungan kami. Serta mampu menggunakan hal-hal duniawi dengan bijaksana, hanya demi kemuliaan-Mu saja.</text:span></text:p>
      <text:p text:style-name="P21"><text:span text:style-name="T8">Bersama : </text:span><text:span text:style-name="T9">Datanglah, ROH KEPERKASAAN</text:span><text:span text:style-name="T8">. Kuatkanlah hamba-Mu yang lemah ini, agar </text:span><text:span text:style-name="Emphasis"><text:span text:style-name="T8">setia</text:span></text:span><text:span text:style-name="T8"> melaksanakan kebaikan dan kebenaran dalam hidup kami sehari-hari, serta menjauhi yang jahat, betapapun berat dan pahitnya. Agar kami</text:span><text:span text:style-name="Emphasis"><text:span text:style-name="T8">tabah</text:span></text:span><text:span text:style-name="T8"> dalam segala kesulitan dan derita. Kuatkanlah kami bilamana kami selalu memegang tangan-Mu yang senantiasa menuntun kami. Amin.</text:span></text:p>
      <text:p text:style-name="P5"><text:span text:style-name="Strong_20_Emphasis"><text:span text:style-name="T6">9. </text:span></text:span><text:span text:style-name="Strong_20_Emphasis"><text:span text:style-name="T4">PENUTUP</text:span></text:span><text:span text:style-name="Strong_20_Emphasis"><text:span text:style-name="T3">. </text:span></text:span><text:span text:style-name="T8">P. Semoga Tuhan beserta kita.</text:span></text:p>
      <text:p text:style-name="P22">U. Sekarang dan selama-lamanya.</text:p>
      <text:p text:style-name="P22">P. Semoga kita semua, beserta keluarga dan karya kita, diberkati oleh Allah yang mahakuasa : + Bapa, dan Putera, dan Roh Kudus.</text:p>
      <text:p text:style-name="P22">U. Amin.</text:p>
      <text:p text:style-name="P22">P. Sdr-sdr dengan ini Novena Roh Kudus, hari ke- . . . sudah selesai.</text:p>
      <text:p text:style-name="P22">U. Syukur kepada Allah.</text:p>
      <text:p text:style-name="P4"><text:span text:style-name="Strong_20_Emphasis"><text:span text:style-name="T6">10. </text:span></text:span><text:span text:style-name="Strong_20_Emphasis"><text:span text:style-name="T4">CURAHKAN RAHMAT DALAM HATIKU</text:span></text:span><text:span text:style-name="Strong_20_Emphasis"><text:span text:style-name="T3">.</text:span></text:span></text:p>
      <text:p text:style-name="P6">Refr. Curahkan rahmat dalam hatiku. Ciptakan hati, dan semangat baru.</text:p>
      <text:p text:style-name="P23"><text:span text:style-name="Strong_20_Emphasis"><text:span text:style-name="T11">-1- </text:span></text:span><text:span text:style-name="T8">Engkau Kucucikan dan Kubersihkan dari cinta-diri. Engkau Kuhidupkan. Dan Kukobarkan cinta di hati. Refr.</text:span></text:p>
      <text:p text:style-name="P23"><text:span text:style-name="Strong_20_Emphasis"><text:span text:style-name="T11">-2- </text:span></text:span><text:span text:style-name="T8">Hatimu yang kaku, keras, dan beku, Kuambil darimu. Ambillah dari-Ku semangat baru dalam karyamu. Refr.</text:span></text:p>
      <text:p text:style-name="P24"><text:span text:style-name="Strong_20_Emphasis"><text:span text:style-name="T3">BACAAN-BACAAN NOVENA ROH KUDUS</text:span></text:span></text:p>
      <text:p text:style-name="P15"><text:span text:style-name="T3">HARI-1 : </text:span><text:span text:style-name="T8">Pada awal mula Allah menciptakan langit dan bumi. Bumi belum berbentuk dan kosong, dan </text:span><text:span text:style-name="Strong_20_Emphasis"><text:span text:style-name="Emphasis"><text:span text:style-name="T8">Roh Allah </text:span></text:span></text:span><text:span text:style-name="T8">melayang-layang di atas permukaan air </text:span><text:span text:style-name="T12">(Kejadian 1:1)</text:span><text:span text:style-name="T3">. </text:span><text:span text:style-name="T8">Tuhan Allah membentuk manusia dari debu tanah dan menghembuskan </text:span><text:span text:style-name="Strong_20_Emphasis"><text:span text:style-name="Emphasis"><text:span text:style-name="T8">Nafas Hidup </text:span></text:span></text:span><text:span text:style-name="T8">ke dalam hidungnya; demikianlah manusia itu menjadi mahluk yang hidup </text:span><text:span text:style-name="T12">(Kejadian 2:7; Yohanes 1:3; Kolose 1:15-16)</text:span><text:span text:style-name="T3">. </text:span><text:span text:style-name="T12">1) Yang mencipta bumi dan manusia adalah Allah Tritunggal Mahakudus (Allah Bapa, Allah Putera, dan Allah Roh Kudus). 2) Ingat. Dalam diri kita dan diri pendosa, ada Roh Kudus yang sedang menggarap kita tiap hari menjadi Manusia seutuhnya, Citra Allah, Anak Allah.</text:span></text:p>
      <text:p text:style-name="P15"><text:span text:style-name="T3">HARI-2 : </text:span><text:span text:style-name="Strong_20_Emphasis"><text:span text:style-name="Emphasis"><text:span text:style-name="T8">Roh Tuhan </text:span></text:span></text:span><text:span text:style-name="T8">membawa aku ke suatu lembah yang penuh tulang-tulang </text:span><text:span text:style-name="T12">(=umat Allah yang kehilangan martabatnya)</text:span><text:span text:style-name="T3">. </text:span><text:span text:style-name="T8">Kemudian atas perintah Allah, tulang-tulang menyatu, mendapat daging dan kulit, menjadi manusia-manusia tetapi belum hidup. Lalu </text:span><text:span text:style-name="Strong_20_Emphasis"><text:span text:style-name="Emphasis"><text:span text:style-name="T8">Nafas Hidup </text:span></text:span></text:span><text:span text:style-name="T8">dihembuskan kedalam mereka sehingga mereka menjadi </text:span><text:span text:style-name="Strong_20_Emphasis"><text:span text:style-name="Emphasis"><text:span text:style-name="T8">manusia yang hidup</text:span></text:span></text:span><text:span text:style-name="T8">. Mereka menjejakkan kakinya. Oh, suatu </text:span><text:span text:style-name="Strong_20_Emphasis"><text:span text:style-name="Emphasis"><text:span text:style-name="T8">bala tentara</text:span></text:span></text:span><text:span text:style-name="T8"> yang sangat besar jumlahnya</text:span><text:span text:style-name="T5"> </text:span><text:span text:style-name="T12">(Yeheski-el 37:1-10)</text:span><text:span text:style-name="T3">.</text:span><text:span text:style-name="T5"> </text:span><text:span text:style-name="T12">1) Dengan Roh Kudus, tiap hari Allah menggarap kita serta para pendosa yang rusak karena dosanya, kembali menjadi manusia seutuhnya, Citra Allah, Anak Allah. 2) Apa tujuannya? Menjadi bala tentara Tuhan dan Kalifatullah (Duta Wakil Allah) yang harus memperindah dan memakmurkan bumi lahir batin (=membentuk pribadi-pribadi yang indah, hubungan mesra dengan Tuhan, dan Persaudaraan Sejati Keluarga Allah).</text:span></text:p>
      <text:p text:style-name="P25"><text:span text:style-name="T3">HARI-3 : </text:span><text:span text:style-name="T8">Pada hari ke-3 setelah wafat, Tuhan Yesus bangkit lalu menampakkan Diri kepada murid-murid-Nya dalam suatu rumah yang terkunci (karena takut pada orang Yahudi). Kata Tuhan Yesus kepada mereka, “Damai sejahtera bagimu”. Kemudian </text:span><text:span text:style-name="Strong_20_Emphasis"><text:span text:style-name="Emphasis"><text:span text:style-name="T8">Ia menghembusi mereka </text:span></text:span></text:span><text:span text:style-name="T8">dan berkata “Terimalah</text:span><text:span text:style-name="Strong_20_Emphasis"><text:span text:style-name="Emphasis"><text:span text:style-name="T8">Roh Kudus”</text:span></text:span></text:span><text:span text:style-name="T8"> </text:span><text:span text:style-name="T12">(Yohanes 20:19-23)</text:span><text:span text:style-name="T3">. </text:span><text:span text:style-name="T12">1) Dengan berdosa, Adam-Hawa dan juga kita mengusir Roh Kudus dari hati kita.</text:span></text:p>
      <text:p text:style-name="P15"><text:span text:style-name="T12">2) Kedatangan Tuhan Yesus ke dunia adalah untuk mengembalikan Roh Kudus kepada semua orang </text:span><text:span text:style-name="Emphasis"><text:span text:style-name="T13">tanpa kecuali</text:span></text:span><text:span text:style-name="T12">, agar memperbaiki dan memulihkan mereka menjadi manusia seutuhnya, Citra Allah, Anak Allah.</text:span></text:p>
      <text:p text:style-name="P15"><text:span text:style-name="T3">HARI-4 : </text:span><text:span text:style-name="T8">Ada seorang lumpuh berbaring di tepi kolam Betesda. Sudah 38 tahun dia mau mengambil kesempatan pertama untuk mencelupkan tangannya ke kolam ketika air kolam digoyangkan malaikat, supaya disembuhkan. Tapi tak pernah berhasil, karena lumpuh. Tuhan Yesus datang padanya dan bertanya “Maukah engkau sembuh?”. Jawabnya </text:span><text:span text:style-name="Emphasis"><text:span text:style-name="T8">“Ya Tuhan saya mau”</text:span></text:span><text:span text:style-name="T8">. Lalu </text:span><text:span text:style-name="Strong_20_Emphasis"><text:span text:style-name="Emphasis"><text:span text:style-name="T8">Tuhan Yesus ber-sabda kepadanya “Bangunlah dan angkatlah tilammu dan berjalanlah</text:span></text:span></text:span><text:span text:style-name="T8">” Maka orang itu sembuh</text:span><text:span text:style-name="T5"> </text:span><text:span text:style-name="T12">(Yohanes 5:12)</text:span><text:span text:style-name="T3">. </text:span><text:span text:style-name="T12">1) Orang lumpuh tersebut gambaran kita dan umat manusia yang berdosa (Tak mampu berdoa dan beramal. Doa dan amal pendosa itu palsu). 2) Kedatangan Tuhan Yesus ke dunia adalah untuk memulihkan Roh Kudus dan </text:span><text:soft-page-break/><text:span text:style-name="T12">kekuatan illahi dalam umat manusia. Menjadi kuat, baik, dan suci.</text:span></text:p>
      <text:p text:style-name="P15"><text:span text:style-name="T3">HARI-5 : </text:span><text:span text:style-name="T8">Maria Magdalena </text:span><text:span text:style-name="Strong_20_Emphasis"><text:span text:style-name="Emphasis"><text:span text:style-name="T8">berjumpa dengan Tuhan Yesus</text:span></text:span></text:span><text:span text:style-name="T8">, maka dia dibebaskan dari tujuh roh jahat</text:span><text:span text:style-name="T5"> </text:span><text:span text:style-name="T12">(Yohanes 8:3; Lukas 8:2; Matius 26:6-13)</text:span><text:span text:style-name="T3">.</text:span><text:span text:style-name="T8">Zakeus </text:span><text:span text:style-name="Strong_20_Emphasis"><text:span text:style-name="Emphasis"><text:span text:style-name="T8">berjumpa dengan Tuhan Yesus, </text:span></text:span></text:span><text:span text:style-name="T8">maka dia diubah menjadi sosial, berjanji akan memberikan separo miliknya kepada orang miskin; dan kalau ada orang yang diperasnya, dia akan mengembalikan uangnya 4x lipat</text:span><text:span text:style-name="T5"> </text:span><text:span text:style-name="T12">(Lukas 19:1-10)</text:span><text:span text:style-name="T3">. </text:span><text:span text:style-name="T8">Saulus</text:span><text:span text:style-name="Strong_20_Emphasis"><text:span text:style-name="Emphasis"><text:span text:style-name="T8">berjumpa dengan Tuhan Yesus, </text:span></text:span></text:span><text:span text:style-name="T8">maka dia diubah menjadi Paulus Rasul Yesus Kristus</text:span><text:span text:style-name="T5"> </text:span><text:span text:style-name="T12">(Kisah 9)</text:span><text:span text:style-name="T3">. </text:span><text:span text:style-name="T12">Perbaikan pendosa bukan </text:span><text:span text:style-name="T13">pertama-tama</text:span><text:span text:style-name="T12">dengan doa dan amal, tetapi dengan datangnya kasih Allah (Roh Kudus) yang berkarya dalam diri kita. Baru </text:span><text:span text:style-name="T13">kedua</text:span><text:span text:style-name="T12">, kita harus menanggapinya secara positif dengan doa dan amal, agar rahmat menjadi efektif dalam diri kita. Doa dan amal itu mutlak namun yang kedua. Yang pertama, karya agung Allah.</text:span></text:p>
      <text:p text:style-name="P15"><text:span text:style-name="T3">HARI-6 : </text:span><text:span text:style-name="T8">Inilah tanda </text:span><text:span text:style-name="Strong_20_Emphasis"><text:span text:style-name="Emphasis"><text:span text:style-name="T8">orang yang percaya (kepada Roh Kudus):</text:span></text:span></text:span><text:span text:style-name="T8"> Diamenerima kuasa mengusir setan, berbahasa gaib, memegang ular berbisa, diracun tidak celaka dan menyembuhkan orang sakit</text:span><text:span text:style-name="T5"> </text:span><text:span text:style-name="T12">(Markus 16:17-18)</text:span><text:span text:style-name="T3">. </text:span><text:span text:style-name="T12">Tidak usah menunggu romo atau pendeta atau dukun. Orang beriman bisa berbuat apa-apa saja dalam DIA yang menguatkannya (Filipi 4:13; 1 Yohanes 5:4).</text:span></text:p>
      <text:p text:style-name="P26"><text:span text:style-name="T3">HARI-7 : </text:span><text:span text:style-name="Strong_20_Emphasis"><text:span text:style-name="Emphasis"><text:span text:style-name="T9">Buah roh</text:span></text:span></text:span><text:span text:style-name="Strong_20_Emphasis"><text:span text:style-name="Emphasis"><text:span text:style-name="T5"> </text:span></text:span></text:span><text:span text:style-name="T8">ialah : kasih, sukacita, damai sejahtera, kesabaran, murah-hati, kebaikan, setia, lemah-lembut, ugahari dan pengandalian diri. </text:span><text:span text:style-name="T12">(Galatia 5:22-23)</text:span><text:span text:style-name="T3">. </text:span><text:span text:style-name="Strong_20_Emphasis"><text:span text:style-name="Emphasis"><text:span text:style-name="T9">Kasih</text:span></text:span></text:span><text:span text:style-name="T5"> </text:span><text:span text:style-name="T8">itu sabar, murah hati, tidak cemburu, tidak sombong, selalu sopan, tidak mencari keuntungan diri, tidak pemarah, tidak pendendam, tidak senang kalau orang lain diperlakukan tidak adil, cinta kebenaran, menutupi segala sesuatu, tidak membocorkan rahasia, punya pengharapan yang besar, kuat menanggung derita</text:span><text:span text:style-name="T5"> </text:span><text:span text:style-name="T12">(1 Korintus 13:4-7) Ugahari = tahu batas</text:span><text:span text:style-name="T3">. </text:span><text:span text:style-name="T12">Pribadi yang berhasil digarap oleh Roh Kudus menjadi pribadi yang indah seperti tersebut di atas. Bacalah sekali lagi keindahan pribadi kita itu.</text:span></text:p>
      <text:p text:style-name="P26"><text:span text:style-name="T3">HARI-8 :</text:span><text:span text:style-name="T5"> </text:span><text:span text:style-name="T8">Setelah Tuhan Yesus naik ke surga, para rasul menyebar ke seluruh dunia dan mewartakan Injil. Orang-orang yang </text:span><text:span text:style-name="Strong_20_Emphasis"><text:span text:style-name="Emphasis"><text:span text:style-name="T8">mau menerima Firman, </text:span></text:span></text:span><text:span text:style-name="T8">minta dibaptis. Dan berkat karya Roh Kudus, mereka</text:span><text:span text:style-name="T5"> </text:span><text:span text:style-name="T11">(1) </text:span><text:span text:style-name="T8">ikut aktif dalam paguyuban,</text:span><text:span text:style-name="T5"> </text:span><text:span text:style-name="T11">(2) </text:span><text:span text:style-name="T8">rajin dalam doa-doa bersama, ikut Ekaristi,</text:span><text:span text:style-name="T5"> </text:span><text:span text:style-name="T11">(3) </text:span><text:span text:style-name="T8">tekun dalam pendalaman Injil,</text:span><text:span text:style-name="T5"> </text:span><text:span text:style-name="T11">(4) </text:span><text:span text:style-name="T8">segala kepunyaan mereka diserahkan menjadi milik bersama. Dan</text:span><text:span text:style-name="T5"> </text:span><text:span text:style-name="T11">(5) </text:span><text:span text:style-name="T8">mereka disukai semua orang.</text:span><text:span text:style-name="T5"> </text:span><text:span text:style-name="T12">(Kisah Para Rasul 2:41-47; 4:32-37)</text:span><text:span text:style-name="T3">. </text:span><text:span text:style-name="T12">Panca tugas umat Allah (yang penuh Roh Kudus) = Paguyuban, doa, pendalaman Injil, bakti sosial, kemasyarakatan. Komunitas kita harus berciri 5 ini.</text:span></text:p>
      <text:p text:style-name="P14"><text:span text:style-name="T3">HARI-9: </text:span><text:span text:style-name="T8">Saudara-saudara. Jika kamu menyambut Roh Allah dalam hatimu, </text:span><text:span text:style-name="Strong_20_Emphasis"><text:span text:style-name="Emphasis"><text:span text:style-name="T8">Roh Allah </text:span></text:span></text:span><text:span text:style-name="T8">memang diam dalam kamu. Kamu tidak lagi hidup dalam daging, melainkan </text:span><text:span text:style-name="Strong_20_Emphasis"><text:span text:style-name="Emphasis"><text:span text:style-name="T8">hidup dalam Roh</text:span></text:span></text:span><text:span text:style-name="T8">. Kamu menjadi anak Allah</text:span><text:span text:style-name="T5"> </text:span><text:span text:style-name="T12">(ay.14)</text:span><text:span text:style-name="T5"> </text:span><text:span text:style-name="T8">dan akan mewarisi sorga</text:span><text:span text:style-name="T5"> </text:span><text:span text:style-name="T12">(ay.17)</text:span><text:span text:style-name="T3">.</text:span><text:span text:style-name="T8">Selanjutnya kamu hanya memikirkan hal-hal yang </text:span><text:span text:style-name="Strong_20_Emphasis"><text:span text:style-name="Emphasis"><text:span text:style-name="T8">dari</text:span></text:span></text:span><text:span text:style-name="T8"> </text:span><text:span text:style-name="Strong_20_Emphasis"><text:span text:style-name="Emphasis"><text:span text:style-name="T8">Roh</text:span></text:span></text:span><text:span text:style-name="T12">(ay.5)</text:span><text:span text:style-name="T3">. </text:span><text:span text:style-name="T8">Kamu </text:span><text:span text:style-name="Strong_20_Emphasis"><text:span text:style-name="Emphasis"><text:span text:style-name="T8">mematikan perbuatan-perbuatan daging</text:span></text:span></text:span><text:span text:style-name="T5"> </text:span><text:span text:style-name="T12">(ay.14)</text:span><text:span text:style-name="T3">.</text:span><text:span text:style-name="T8">Dan oleh </text:span><text:span text:style-name="Strong_20_Emphasis"><text:span text:style-name="Emphasis"><text:span text:style-name="T8">Roh </text:span></text:span></text:span><text:span text:style-name="T8">kamu </text:span><text:span text:style-name="Strong_20_Emphasis"><text:span text:style-name="Emphasis"><text:span text:style-name="T8">bisa berdoa </text:span></text:span></text:span><text:span text:style-name="T8">“Abba ya Bapa”</text:span><text:span text:style-name="T5"> </text:span><text:span text:style-name="T12">(Roma 8:1-17, Perbuatan </text:span><text:span text:style-name="T13">daging</text:span><text:span text:style-name="T12"> telah nyata, yaitu : percabulan, kecemaran, hawa nafsu, menyembah berhala, guna-guna dan santèt, perseteruan dan perselisihan, iri hati, amarah, kepentingan diri, percideraan, roh pemecah belah, dengki, mabuk-mabukan, pesta pora, dsb. Galatia 5:19-21).</text:span></text:p>
      <text:p text:style-name="P27">Yesaya 11:2-3 = Roh Tuhan ada padanya, roh hikmat dan pengertian, roh nasihat dan keperkasaan, roh pengenalan dan takut akan Tuhan; ya, kesenangannya ialah takut akan Tuhan.</text:p>
      <text:p text:style-name="P27">Yohanes 1:3 = Segala sesuatu dijadikan oleh Dia (Sang Sabda) dan tanpa Dia tidak ada sesuatupun yang telah dijadikan.</text:p>
      <text:p text:style-name="P28">Kolose 1:15-16 = Ia adalah gambar Allah yang tidak kelihatan, yang sulung, lebih utama dari segala yang diciptakan, karena di dalam Dialah telah diciptakan segala sesuatu yang ada di sorga dan yang ada di bumi, yang kelihatan dan yang tidak kelihatan, baik <text:soft-page-break/>singgasana, maupun kerajaan, baik pemerintah maupun penguasa, segala sesuatu diciptakan oleh Dia dan untuk Dia.</text:p>
      <text:p text:style-name="P29"><draw:frame draw:style-name="fr2" draw:name="Image1" text:anchor-type="as-char" svg:width="134.67mm" svg:height="0.53mm" draw:z-index="0"><draw:image xlink:href="../../../../../../C:/DOCUME~1/SATELL~1/LOCALS~1/Temp/msohtml1/01/clip_image001.gif" xlink:type="simple" xlink:show="embed" xlink:actuate="onLoad"/></draw:frame></text:p>
      <text:p text:style-name="P27">Yesaya 11:2-3 = Roh Tuhan ada padanya, roh hikmat dan pengertian, roh nasihat dan keperkasaan, roh pengenalan dan takut akan Tuhan; ya, kesenangannya ialah takut akan Tuhan.</text:p>
      <text:p text:style-name="P27">Yohanes 1:3 = Segala sesuatu dijadikan oleh Dia (Sang Sabda) dan tanpa Dia tidak ada sesuatupun yang telah dijadikan.</text:p>
      <text:p text:style-name="P28">Kolose 1:15-16 = Ia adalah gambar Allah yang tidak kelihatan, yang sulung, lebih utama dari segala yang diciptakan, karena di dalam Dialah telah diciptakan segala sesuatu yang ada di sorga dan yang ada di bumi, yang kelihatan dan yang tidak kelihatan, baik singgasana, maupun kerajaan, baik pemerintah maupun penguasa, segala sesuatu diciptakan oleh Dia dan untuk Dia.</text:p>
      <text:p text:style-name="P29"><draw:frame draw:style-name="fr2" draw:name="Image2" text:anchor-type="as-char" svg:width="134.67mm" svg:height="0.53mm" draw:z-index="1"><draw:image xlink:href="../../../../../../C:/DOCUME~1/SATELL~1/LOCALS~1/Temp/msohtml1/01/clip_image002.gif" xlink:type="simple" xlink:show="embed" xlink:actuate="onLoad"/></draw:frame></text:p>
      <text:p text:style-name="P27">Yesaya 11:2-3 = Roh Tuhan ada padanya, roh hikmat dan pengertian, roh nasihat dan keperkasaan, roh pengenalan dan takut akan Tuhan; ya, kesenangannya ialah takut akan Tuhan.</text:p>
      <text:p text:style-name="P27">Yohanes 1:3 = Segala sesuatu dijadikan oleh Dia (Sang Sabda) dan tanpa Dia tidak ada sesuatupun yang telah dijadikan.</text:p>
      <text:p text:style-name="P28">Kolose 1:15-16 = Ia adalah gambar Allah yang tidak kelihatan, yang sulung, lebih utama dari segala yang diciptakan, karena di dalam Dialah telah diciptakan segala sesuatu yang ada di sorga dan yang ada di bumi, yang kelihatan dan yang tidak kelihatan, baik singgasana, maupun kerajaan, baik pemerintah maupun penguasa, segala sesuatu diciptakan oleh Dia dan untuk Dia.</text:p>
      <text:p text:style-name="P27"><draw:frame draw:style-name="fr1" draw:name="Frame1" text:anchor-type="paragraph" svg:width="135.08mm" draw:z-index="2"><draw:text-box fo:min-height="0mm"><table:table table:name="Table1" table:style-name="Table1"><table:table-column table:style-name="Table1.A"/><table:table-column table:style-name="Table1.B"/><table:table-row table:style-name="Table1.1"><table:table-cell table:style-name="Table1.A1" office:value-type="string"><text:p text:style-name="P31"/></table:table-cell><table:table-cell office:value-type="string"><text:p text:style-name="P31"/></table:table-cell></table:table-row><table:table-row><table:table-cell table:style-name="Table1.A1" office:value-type="string"><text:p text:style-name="P31"/></table:table-cell><table:table-cell table:style-name="Table1.A1" office:value-type="string"><text:p text:style-name="Table_20_Contents"><draw:frame draw:style-name="fr2" draw:name="Image3" text:anchor-type="as-char" svg:width="134.67mm" svg:height="0.53mm" draw:z-index="3"><draw:image xlink:href="../../../../../../C:/DOCUME~1/SATELL~1/LOCALS~1/Temp/msohtml1/01/clip_image001.gif" xlink:type="simple" xlink:show="embed" xlink:actuate="onLoad"/></draw:frame></text:p></table:table-cell></table:table-row></table:table></draw:text-box></draw:frame>Yesaya 11:2-3 = Roh Tuhan ada padanya, roh hikmat dan pengertian, roh nasihat dan keperkasaan, roh pengenalan dan takut akan Tuhan; ya, kesenangannya ialah takut akan Tuhan.</text:p>
      <text:p text:style-name="P27">Yohanes 1:3 = Segala sesuatu dijadikan oleh Dia (Sang Sabda) dan tanpa Dia tidak ada sesuatupun yang telah dijadikan.</text:p>
      <text:p text:style-name="P28">Kolose 1:15-16 = Ia adalah gambar Allah yang tidak kelihatan, yang sulung, lebih utama dari segala yang diciptakan, karena di dalam Dialah telah diciptakan segala sesuatu yang ada di sorga dan yang ada di bumi, yang kelihatan dan yang tidak kelihatan, baik singgasana, maupun kerajaan, baik pemerintah maupun penguasa, segala sesuatu diciptakan oleh Dia dan untuk Dia.</text:p>
      <text:p text:style-name="P30"/>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Narrow" svg:font-family="'Arial Narrow'"/>
    <style:font-face style:name="Arial" svg:font-family="Arial, Helvetica, Georgia,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7.41mm" style:writing-mode="page"/>
      <style:text-properties style:use-window-font-color="true" style:font-name="Liberation Serif" fo:font-size="12pt" fo:language="id" fo:country="ID" style:letter-kerning="true" style:font-name-asian="SimSun" style:font-size-asian="10.5pt" style:language-asian="zh" style:country-asian="CN" style:font-name-complex="Lucida 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3.53mm" fo:margin-bottom="2.12m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m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1T10:29:46.772521877</meta:creation-date>
    <dc:date>2016-05-11T10:30:35.029405095</dc:date>
    <meta:editing-duration>PT48S</meta:editing-duration>
    <meta:editing-cycles>1</meta:editing-cycles>
    <meta:document-statistic meta:table-count="1" meta:image-count="3" meta:object-count="0" meta:page-count="5" meta:paragraph-count="77" meta:word-count="2033" meta:character-count="13737" meta:non-whitespace-character-count="11778"/>
    <meta:generator>LibreOffice/5.0.5.2$Linux_X86_64 LibreOffice_project/00m0$Build-2</meta:generator>
  </office:meta>
</office:document-meta>
</file>